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280DC45E6E4857F92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000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8cm" draw:marker-end="Arrow_20_concave" draw:marker-end-width="0.38cm" draw:fill="none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4.02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4.038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1.1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6cm" fo:min-width="3.163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4cm" fo:min-width="2.0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1.43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1.81cm" fo:padding-top="0.165cm" fo:padding-bottom="0.165cm" fo:padding-left="0.29cm" fo:padding-right="0.29cm"/>
    </style:style>
    <style:style style:name="gr1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575cm"/>
    </style:style>
    <style:style style:name="pr2" style:family="presentation" style:parent-style-name="Default-subtitle">
      <style:graphic-properties draw:fill-color="#ffffff" fo:min-height="1.48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color="#000000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ffff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size="18pt" fo:font-weight="bold" style:font-weight-asian="bold" style:font-weight-complex="bold"/>
    </style:style>
    <style:style style:name="T3" style:family="text">
      <style:text-properties fo:color="#000000" style:font-name="Liberation Sans3" fo:font-size="18pt" fo:font-weight="bold" style:font-name-asian="Liberation Sans3" style:font-size-asian="18pt" style:font-weight-asian="bold" style:font-name-complex="Liberation Sans3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99cm" svg:height="16.932cm" svg:x="7.906cm" svg:y="1.714cm">
          <draw:image xlink:href="Pictures/10000000000001E000000280DC45E6E4857F9238.jpg" xlink:type="simple" xlink:show="embed" xlink:actuate="onLoad">
            <text:p/>
          </draw:image>
        </draw:frame>
        <draw:frame presentation:style-name="pr1" draw:text-style-name="P3" draw:layer="layout" svg:width="4.718cm" svg:height="1.575cm" svg:x="15.7cm" svg:y="17.02cm" presentation:class="subtitle" presentation:user-transformed="true">
          <draw:text-box>
            <text:p text:style-name="P2"><text:span text:style-name="T1">Testing </text:span><text:span text:style-name="T1">Board</text:span></text:p>
          </draw:text-box>
        </draw:frame>
        <draw:line draw:style-name="gr2" draw:text-style-name="P1" draw:layer="layout" svg:x1="15.5cm" svg:y1="17.9cm" svg:x2="13.9cm" svg:y2="17.9cm">
          <text:p/>
        </draw:line>
        <draw:frame presentation:style-name="pr2" draw:text-style-name="P4" draw:layer="layout" svg:width="2.8cm" svg:height="1.486cm" svg:x="18.2cm" svg:y="15.114cm">
          <draw:text-box>
            <text:p text:style-name="P2"><text:span text:style-name="T1">Fans</text:span></text:p>
          </draw:text-box>
        </draw:frame>
        <draw:line draw:style-name="gr3" draw:text-style-name="P1" draw:layer="layout" svg:x1="19.6cm" svg:y1="15.2cm" svg:x2="17.89cm" svg:y2="14.613cm">
          <text:p/>
        </draw:line>
        <draw:line draw:style-name="gr2" draw:text-style-name="P1" draw:layer="layout" svg:x1="19.6cm" svg:y1="15.2cm" svg:x2="17cm" svg:y2="9.4cm">
          <text:p/>
        </draw:line>
        <draw:frame presentation:style-name="pr1" draw:text-style-name="P3" draw:layer="layout" svg:width="4.718cm" svg:height="1.575cm" svg:x="8.582cm" svg:y="1.725cm">
          <draw:text-box>
            <text:p text:style-name="P5"><text:span text:style-name="T2">Power Supply</text:span></text:p>
          </draw:text-box>
        </draw:frame>
        <draw:line draw:style-name="gr2" draw:text-style-name="P1" draw:layer="layout" svg:x1="13.5cm" svg:y1="2.4cm" svg:x2="14.9cm" svg:y2="3.4cm">
          <text:p/>
        </draw:line>
        <draw:line draw:style-name="gr2" draw:text-style-name="P1" draw:layer="layout" svg:x1="10.8cm" svg:y1="9.4cm" svg:x2="12.3cm" svg:y2="8cm">
          <text:p/>
        </draw:line>
        <draw:frame presentation:style-name="pr1" draw:text-style-name="P3" draw:layer="layout" svg:width="4.718cm" svg:height="1.575cm" svg:x="6.982cm" svg:y="8.8cm">
          <draw:text-box>
            <text:p text:style-name="P2"><text:span text:style-name="T1">34 Wire </text:span></text:p>
            <text:p text:style-name="P2"><text:span text:style-name="T1">Ribbon</text:span></text:p>
          </draw:text-box>
        </draw:frame>
        <draw:frame presentation:style-name="pr1" draw:text-style-name="P3" draw:layer="layout" svg:width="4.718cm" svg:height="1.575cm" svg:x="16.682cm" svg:y="1.726cm">
          <draw:text-box>
            <text:p text:style-name="P2"><text:span text:style-name="T1">Sub-20</text:span></text:p>
          </draw:text-box>
        </draw:frame>
        <draw:line draw:style-name="gr2" draw:text-style-name="P1" draw:layer="layout" svg:x1="17.5cm" svg:y1="2.8cm" svg:x2="12.5cm" svg:y2="7cm">
          <text:p/>
        </draw:line>
        <draw:frame presentation:style-name="pr1" draw:text-style-name="P3" draw:layer="layout" svg:width="4.718cm" svg:height="1.575cm" svg:x="16.582cm" svg:y="3.027cm">
          <draw:text-box>
            <text:p text:style-name="P2"><text:span text:style-name="T3">μ</text:span><text:span text:style-name="T1">USB</text:span></text:p>
          </draw:text-box>
        </draw:frame>
        <draw:line draw:style-name="gr2" draw:text-style-name="P1" draw:layer="layout" svg:x1="17.8cm" svg:y1="4cm" svg:x2="15cm" svg:y2="6.6cm">
          <text:p/>
        </draw:line>
        <draw:frame presentation:style-name="pr1" draw:text-style-name="P4" draw:layer="layout" svg:width="4.343cm" svg:height="1.575cm" draw:transform="rotate (1.5707963267949) translate (7.813cm 16.1cm)">
          <draw:text-box>
            <text:p text:style-name="P2"><text:span text:style-name="T1">PMs/AP</text:span><text:span text:style-name="T1">Ms</text:span></text:p>
          </draw:text-box>
        </draw:frame>
        <draw:line draw:style-name="gr2" draw:text-style-name="P1" draw:layer="layout" svg:x1="9.2cm" svg:y1="13.4cm" svg:x2="12.2cm" svg:y2="9cm">
          <text:p/>
        </draw:line>
        <draw:line draw:style-name="gr2" draw:text-style-name="P1" draw:layer="layout" svg:x1="9.2cm" svg:y1="13.4cm" svg:x2="12.2cm" svg:y2="10.2cm">
          <text:p/>
        </draw:line>
        <draw:line draw:style-name="gr2" draw:text-style-name="P1" draw:layer="layout" svg:x1="9.2cm" svg:y1="13.4cm" svg:x2="12.4cm" svg:y2="11.6cm">
          <text:p/>
        </draw:line>
        <draw:line draw:style-name="gr2" draw:text-style-name="P1" draw:layer="layout" svg:x1="9.188cm" svg:y1="13.4cm" svg:x2="11.4cm" svg:y2="13.4cm">
          <text:p/>
        </draw:line>
        <draw:line draw:style-name="gr2" draw:text-style-name="P1" draw:layer="layout" svg:x1="9.2cm" svg:y1="13.413cm" svg:x2="11.8cm" svg:y2="15.8cm">
          <text:p/>
        </draw:line>
        <draw:custom-shape draw:style-name="gr4" draw:text-style-name="P1" draw:layer="layout" svg:width="4.608cm" svg:height="1cm" svg:x="8.582cm" svg:y="2.0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18cm" svg:height="1cm" svg:x="15.8cm" svg:y="17.3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cm" svg:height="1cm" svg:x="18.7cm" svg:y="15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743cm" svg:height="1.086cm" draw:transform="rotate (1.5707963267949) translate (8.057cm 15.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cm" svg:height="1.57cm" svg:x="8.006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01cm" svg:height="1cm" svg:x="17.9cm" svg:y="3.3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39cm" svg:height="1cm" svg:x="17.8cm" svg:y="2.0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12:10:26.010993784</meta:creation-date>
    <dc:date>2018-03-04T13:09:49.503582976</dc:date>
    <meta:editing-duration>PT37M16S</meta:editing-duration>
    <meta:editing-cycles>9</meta:editing-cycles>
    <meta:generator>LibreOffice/5.1.6.2$Linux_X86_64 LibreOffice_project/10m0$Build-2</meta:generator>
    <meta:document-statistic meta:object-count="50"/>
  </office:meta>
</office:document-meta>
</file>